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D000000500272441247E598C31.jpg" manifest:media-type="image/jpeg"/>
  <manifest:file-entry manifest:full-path="Pictures/10000000000007D0000009C455A967984872BE8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19.37mm" svg:y="0mm" svg:width="78.83mm" svg:height="99.99mm" draw:z-index="0"><draw:image xlink:href="Pictures/10000000000007D0000009C455A967984872BE8A.jpg" xlink:type="simple" xlink:show="embed" xlink:actuate="onLoad" loext:mime-type="image/jpeg"/></draw:frame><draw:frame draw:style-name="fr1" draw:name="Image2" text:anchor-type="paragraph" svg:x="57.91mm" svg:y="0mm" svg:width="78.83mm" svg:height="99.99mm" draw:z-index="1"><draw:image xlink:href="Pictures/10000000000007D0000009C455A967984872BE8A.jpg" xlink:type="simple" xlink:show="embed" xlink:actuate="onLoad" loext:mime-type="image/jpeg"/></draw:frame><draw:frame draw:style-name="fr1" draw:name="Image3" text:anchor-type="paragraph" svg:x="126.4mm" svg:y="0mm" svg:width="78.83mm" svg:height="99.99mm" draw:z-index="2"><draw:image xlink:href="Pictures/10000000000007D0000009C455A967984872BE8A.jpg" xlink:type="simple" xlink:show="embed" xlink:actuate="onLoad" loext:mime-type="image/jpeg"/></draw:frame><draw:frame draw:style-name="fr1" draw:name="Image4" text:anchor-type="paragraph" svg:x="-10mm" svg:y="97.01mm" svg:width="78.83mm" svg:height="99.99mm" draw:z-index="3"><draw:image xlink:href="Pictures/10000000000007D0000009C455A967984872BE8A.jpg" xlink:type="simple" xlink:show="embed" xlink:actuate="onLoad" loext:mime-type="image/jpeg"/></draw:frame><draw:frame draw:style-name="fr1" draw:name="Image5" text:anchor-type="paragraph" svg:x="52.07mm" svg:y="111.48mm" svg:width="79.99mm" svg:height="51.08mm" draw:z-index="4" draw:transform="translate (-92.065mm -137.02mm) rotate (1.5707963267949) translate (92.065mm 137.02mm)"><draw:image xlink:href="Pictures/10000000000007D000000500272441247E598C31.jpg" xlink:type="simple" xlink:show="embed" xlink:actuate="onLoad" loext:mime-type="image/jpeg"/></draw:frame><draw:frame draw:style-name="fr1" draw:name="Image6" text:anchor-type="paragraph" svg:x="122.27mm" svg:y="111.48mm" svg:width="79.99mm" svg:height="51.08mm" draw:z-index="5" draw:transform="translate (-162.265mm -137.02mm) rotate (1.5707963267949) translate (162.265mm 137.02mm)"><draw:image xlink:href="Pictures/10000000000007D000000500272441247E598C31.jpg" xlink:type="simple" xlink:show="embed" xlink:actuate="onLoad" loext:mime-type="image/jpeg"/></draw:frame><draw:frame draw:style-name="fr1" draw:name="Image7" text:anchor-type="paragraph" svg:x="122.27mm" svg:y="191.45mm" svg:width="79.99mm" svg:height="51.08mm" draw:z-index="6" draw:transform="translate (-162.265mm -216.99mm) rotate (1.5707963267949) translate (162.265mm 216.99mm)"><draw:image xlink:href="Pictures/10000000000007D000000500272441247E598C31.jpg" xlink:type="simple" xlink:show="embed" xlink:actuate="onLoad" loext:mime-type="image/jpeg"/></draw:frame><draw:frame draw:style-name="fr1" draw:name="Image8" text:anchor-type="paragraph" svg:x="63.24mm" svg:y="192.9mm" svg:width="79.99mm" svg:height="51.08mm" draw:z-index="7" draw:transform="translate (-103.235mm -218.44mm) rotate (1.5707963267949) translate (103.235mm 218.44mm)"><draw:image xlink:href="Pictures/10000000000007D000000500272441247E598C31.jpg" xlink:type="simple" xlink:show="embed" xlink:actuate="onLoad" loext:mime-type="image/jpeg"/></draw:frame><draw:frame draw:style-name="fr1" draw:name="Image9" text:anchor-type="paragraph" svg:x="-0.56mm" svg:y="199.65mm" svg:width="79.99mm" svg:height="51.08mm" draw:z-index="8" draw:transform="translate (-39.435mm -225.19mm) rotate (3.14159265358979) translate (39.435mm 225.19mm)"><draw:image xlink:href="Pictures/10000000000007D000000500272441247E598C31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4:07:48.099269148</meta:creation-date>
    <dc:date>2019-03-16T14:12:55.481239470</dc:date>
    <meta:editing-duration>PT5M8S</meta:editing-duration>
    <meta:editing-cycles>2</meta:editing-cycles>
    <meta:generator>LibreOffice/6.1.5.2$Linux_X86_64 LibreOffice_project/10$Build-2</meta:generator>
    <meta:print-date>2019-03-16T14:11:53.308612023</meta:print-date>
    <meta:document-statistic meta:table-count="0" meta:image-count="9" meta:object-count="0" meta:page-count="1" meta:paragraph-count="0" meta:word-count="0" meta:character-count="0" meta:non-whitespace-character-count="0"/>
  </office:meta>
</office:document-meta>
</file>